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74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3.062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15" style:family="table-cell" style:parent-style-name="Default" style:data-style-name="N11">
      <style:table-cell-properties fo:background-color="#dddddd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ce23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2" style:family="text">
      <style:text-properties fo:color="#000000" style:font-name="Calibri" fo:font-size="11pt" style:font-name-asian="Calibri" style:font-name-complex="Calibri" style:font-size-asian="11pt" style:font-size-complex="11pt" fo:font-weight="bold" style:font-weight-asian="bold" style:font-weight-complex="bold"/>
    </style:style>
    <style:style style:name="T3" style:family="text">
      <style:text-properties style:font-name="Calibri" fo:font-size="11pt" style:font-name-asian="Calibri" style:font-name-complex="Calibri" style:font-size-asian="11pt" style:font-size-complex="11pt" fo:color="#c9211e"/>
    </style:style>
    <style:style style:name="T4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5" style:family="text">
      <style:text-properties style:font-name="Calibri" fo:font-size="11pt" style:font-name-asian="Calibri" style:font-name-complex="Calibri" style:font-size-asian="11pt" style:font-size-complex="11pt" fo:color="#158466"/>
    </style:style>
    <style:style style:name="T6" style:family="text">
      <style:text-properties style:font-name="Calibri" fo:font-size="11pt" style:font-name-asian="Calibri" style:font-name-complex="Calibri" style:font-size-asian="11pt" style:font-size-complex="11pt" fo:color="#ff4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3" table:default-cell-style-name="ce16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/>
            <text:p><text:span text:style-name="T1">7. </text:span><text:span text:style-name="T2">Resolver el siguiente problema utilizando una tabla de decisión. </text:span></text:p>
            <text:p><text:span text:style-name="T1">Un negocio de venta de celulares factura a dos tipos de </text:span><text:span text:style-name="T3">clientes: comunes</text:span><text:span text:style-name="T4"> y especiales. Los clientes comunes se facturan con una </text:span><text:span text:style-name="T5">tarifa A</text:span><text:span text:style-name="T4"> y los especiales con </text:span><text:span text:style-name="T5">tarifa B</text:span><text:span text:style-name="T4">. </text:span><text:span text:style-name="T6">Los clientes comunes </text:span><text:span text:style-name="T4">reciben en su factura un </text:span><text:span text:style-name="T5">descuento del 5%</text:span><text:span text:style-name="T4"> si el producto </text:span><text:span text:style-name="T3">posee promoción de descuento</text:span><text:span text:style-name="T4">. En el caso de ser </text:span><text:span text:style-name="T6">clientes especiale</text:span><text:span text:style-name="T4">s el </text:span><text:span text:style-name="T5">descuento es del 20%</text:span><text:span text:style-name="T4"> en lugar del 5%. Si el producto </text:span><text:span text:style-name="T6">no posee promoción de descuento</text:span><text:span text:style-name="T4">, entonces </text:span><text:span text:style-name="T5">se cobra tarifa A o B</text:span><text:span text:style-name="T4">, acorde al tipo de cliente. </text:span></text:p>
          </table:table-cell>
          <table:covered-table-cell table:number-columns-repeated="9" table:style-name="ce16"/>
          <table:covered-table-cell/>
          <table:covered-table-cell table:number-columns-repeated="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style-name="ce16"/>
          <table:table-cell/>
          <table:table-cell table:style-name="ce16"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Es cliente especial</text:p>
          </table:table-cell>
          <table:table-cell table:number-columns-repeated="2" table:style-name="ce18" office:value-type="string" calcext:value-type="string">
            <text:p>V </text:p>
          </table:table-cell>
          <table:table-cell table:number-columns-repeated="2" table:style-name="ce18" office:value-type="string" calcext:value-type="string">
            <text:p>F </text:p>
          </table:table-cell>
          <table:table-cell table:style-name="ce31" table:number-columns-repeated="5"/>
          <table:table-cell table:style-name="Default"/>
          <table:table-cell table:number-columns-repeated="2"/>
        </table:table-row>
        <table:table-row table:style-name="ro3">
          <table:table-cell table:style-name="ce5" office:value-type="string" calcext:value-type="string">
            <text:p>Tiene promocion</text:p>
          </table:table-cell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4"/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style-name="ce5" office:value-type="string" calcext:value-type="string">
            <text:p>Factura tarifa A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Factura tarifa 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style-name="ce15" office:value-type="string" calcext:value-type="string">
            <text:p>Descuento 5%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Descuento 10%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3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2">
          <table:table-cell table:number-columns-repeated="9"/>
          <table:table-cell table:style-name="ce16"/>
          <table:table-cell/>
          <table:table-cell table:style-name="ce16" table:number-columns-repeated="2"/>
        </table:table-row>
        <table:table-row table:style-name="ro3" table:number-rows-repeated="4">
          <table:table-cell table:number-columns-repeated="13"/>
        </table:table-row>
        <table:table-row table:style-name="ro3">
          <table:table-cell table:number-columns-repeated="11"/>
          <table:table-cell table:style-name="ce23" table:number-columns-spanned="2" table:number-rows-spanned="1"/>
          <table:covered-table-cell table:style-name="ce20"/>
        </table:table-row>
        <table:table-row table:style-name="ro3">
          <table:table-cell table:number-columns-repeated="11"/>
          <table:table-cell table:style-name="ce28" table:number-columns-spanned="2" table:number-rows-spanned="1"/>
          <table:covered-table-cell table:style-name="ce18"/>
        </table:table-row>
        <table:table-row table:style-name="ro3">
          <table:table-cell table:number-columns-repeated="11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table:number-columns-repeated="11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18"/>
        </table:table-row>
        <table:table-row table:style-name="ro3" table:number-rows-repeated="3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5:18:45.269000000</dc:date>
    <meta:editing-duration>PT2H4M59S</meta:editing-duration>
    <meta:editing-cycles>12</meta:editing-cycles>
    <meta:generator>LibreOffice/7.5.2.2$Windows_X86_64 LibreOffice_project/53bb9681a964705cf672590721dbc85eb4d0c3a2</meta:generator>
    <meta:document-statistic meta:table-count="1" meta:cell-count="30" meta:object-count="0"/>
  </office:meta>
</office:document-meta>
</file>